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s Chain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Parent name</text:p>
          </table:table-cell>
          <table:table-cell office:value-type="string" calcext:value-type="string">
            <text:p>Other notes</text:p>
          </table:table-cell>
        </table:table-row>
        <table:table-row table:style-name="ro1">
          <table:table-cell table:style-name="ce1" office:value-type="string" calcext:value-type="string">
            <text:p>Tokyo Hotel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he Tremont Chicago Hotel at Magnificent Mile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n At Lincoln Park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rleton Hotel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oliday Inn Express Chicago - Magnificent M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iday In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e Whitehall Hotel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ilton Chicago/Magnificent Mile Suite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ton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otel Indigo Chicago Downtown Gold Coas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g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liday Inn Chicago-Down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iday In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neca Hotel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 Suites Hotel Chicag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oughton Hotels</text:p>
          </table:table-cell>
          <table:table-cell/>
        </table:table-row>
        <table:table-row table:style-name="ro2">
          <table:table-cell table:style-name="ce1" office:value-type="string" calcext:value-type="string">
            <text:p>Travelodge by Wyndham Downtown Chicag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ndham</text:p>
          </table:table-cell>
          <table:table-cell/>
        </table:table-row>
        <table:table-row table:style-name="ro2">
          <table:table-cell table:style-name="ce1" office:value-type="string" calcext:value-type="string">
            <text:p>The Congress Plaza Hotel &amp; Convention Center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ilton Garden Inn Chicago Downtown/Magnificent M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t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hicago South Loop Hotel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heeler Mansion Hotel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mbassy Suites by Hilton Chicago Downtown Magnificent M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ton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ampton Inn &amp; Suites Chicago-Down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pton In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UBLIC Chicag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DoubleTree by Hilton Hotel Chicago - Magnificent M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lton</text:p>
          </table:table-cell>
          <table:table-cell/>
        </table:table-row>
        <table:table-row table:style-name="ro2">
          <table:table-cell table:style-name="ce1" office:value-type="string" calcext:value-type="string">
            <text:p>Courtyard by Marriott Chicago Downtown/Magnificent M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riott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he Westin Michigan Avenue Chicag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riott</text:p>
          </table:table-cell>
          <table:table-cell/>
        </table:table-row>
        <table:table-row table:style-name="ro2">
          <table:table-cell table:style-name="ce1" office:value-type="string" calcext:value-type="string">
            <text:p>Silversmith Hotel Chicago Downtown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taypineapple, An Iconic Hotel, The Loop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ypineapple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ed Roof Inn Chicago Downtown - Magnificent M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Roof In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malfi Hotel Chicago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w called “Kinzie Hotel”</text:p>
          </table:table-cell>
        </table:table-row>
        <table:table-row table:style-name="ro1">
          <table:table-cell table:style-name="ce1" office:value-type="string" calcext:value-type="string">
            <text:p>Chicago O'Hare Garden Hot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lton</text:p>
          </table:table-cell>
          <table:table-cell/>
        </table:table-row>
        <table:table-row table:style-name="ro1">
          <table:table-cell table:style-name="ce1" office:value-type="string" calcext:value-type="string">
            <text:p>Fairmont Chicago, Millennium Par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mo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st Western River North Hot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t Wester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yatt Regency McCormick Pla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at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st Western Grant Park Hot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t Wester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e Ritz-Carlton - Chicag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zt-Carlt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illennium Knickerbocker Chicag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nnium</text:p>
          </table:table-cell>
          <table:table-cell office:value-type="string" calcext:value-type="string">
            <text:p>Millennium Hotels</text:p>
          </table:table-cell>
          <table:table-cell/>
        </table:table-row>
        <table:table-row table:style-name="ro1">
          <table:table-cell table:style-name="ce1" office:value-type="string" calcext:value-type="string">
            <text:p>Omni Chicago Hot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ni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tel 71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Bought by Wyndham</text:p>
          </table:table-cell>
        </table:table-row>
        <table:table-row table:style-name="ro1">
          <table:table-cell table:style-name="ce1" office:value-type="string" calcext:value-type="string">
            <text:p>Kimpton Hotel Allegro Chicag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mpton</text:p>
          </table:table-cell>
          <table:table-cell office:value-type="string" calcext:value-type="string">
            <text:p>IHG</text:p>
          </table:table-cell>
          <table:table-cell/>
        </table:table-row>
        <table:table-row table:style-name="ro1">
          <table:table-cell table:style-name="ce1" office:value-type="string" calcext:value-type="string">
            <text:p>W Chicago - City Cen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riott</text:p>
          </table:table-cell>
          <table:table-cell/>
        </table:table-row>
        <table:table-row table:style-name="ro1">
          <table:table-cell table:style-name="ce1" office:value-type="string" calcext:value-type="string">
            <text:p>Radisson Blu Aqu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sson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oliday Inn Chicago-Mart Plaza River Nor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iday Inn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InterContinental Chicago Magnificent M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continental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hicago Marriott Downtown Magnificent M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riot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lton - Chicag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t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ctor Hotel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e James Chicag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Jam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Embassy Suites by Hilton Chicago Down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t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heraton Grand Chicag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rat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 Chicago - Lakesho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riott</text:p>
          </table:table-cell>
          <table:table-cell/>
        </table:table-row>
        <table:table-row table:style-name="ro1">
          <table:table-cell table:style-name="ce1" office:value-type="string" calcext:value-type="string">
            <text:p>Hard Rock Hotel Chicag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Rock Hote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tel Essex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arwick Allerton - Chicag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wick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ampton Inn Chicago Downtown/Magnificent M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pton In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e Drake, a Hilton Hot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t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ana Hotel &amp; Sp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rostar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he Congress Plaza Hotel &amp; Convention Center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yatt Regency Chicag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at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lmer House a Hilton Hot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t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tel Felix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ld Chicago Inn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heWit Chicago - a DoubleTree by Hilton Hot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t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tton Place Hotel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Best Western Plus Hawthorne Terrace Hot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t Western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La Quinta by Wyndham Chicago Down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Quinta</text:p>
          </table:table-cell>
          <table:table-cell office:value-type="string" calcext:value-type="string">
            <text:p>Wyndham</text:p>
          </table:table-cell>
          <table:table-cell/>
        </table:table-row>
        <table:table-row table:style-name="ro1">
          <table:table-cell table:style-name="ce1" office:value-type="string" calcext:value-type="string">
            <text:p>Hotel Lincol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at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e Westin Chicago River Nor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riot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e Talbott Hot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at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ver Hotel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rowne Plaza Chicago West Loop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e Plaza</text:p>
          </table:table-cell>
          <table:table-cell office:value-type="string" calcext:value-type="string">
            <text:p>IHG</text:p>
          </table:table-cell>
          <table:table-cell/>
        </table:table-row>
        <table:table-row table:style-name="ro1">
          <table:table-cell table:style-name="ce1" office:value-type="string" calcext:value-type="string">
            <text:p>Heart O' Chicago Motel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hicago Marriott at Medical District/UIC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riott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amada Chicago - Lake Shore Driv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ada</text:p>
          </table:table-cell>
          <table:table-cell office:value-type="string" calcext:value-type="string">
            <text:p>Wyndham</text:p>
          </table:table-cell>
          <table:table-cell/>
        </table:table-row>
        <table:table-row table:style-name="ro2">
          <table:table-cell table:style-name="ce1" office:value-type="string" calcext:value-type="string">
            <text:p>DoubleTree by Hilton Hotel Chicago - Magnificent M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t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ilshire Hotel</text:p>
          </table:table-cell>
          <table:table-cell office:value-type="string" calcext:value-type="string">
            <text:p>hot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linea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t Doug's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u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risp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chwa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reen Mi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Mil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e Purple Pig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0 Miles Cuban Café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 Mi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ildfir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dfire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Davanti Enotec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avanti Enotec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hicago q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pori Trattoria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Fogo de Chão Brazilian Steakhou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go de Cha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pacca Napoli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on O Kabab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 Colonial Chicago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rout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iccolo Sogno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iece Brewery and Pizzeria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he Bongo Room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he Bongo Roo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fe 28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exas de Brazi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lenn's Diner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volution Brew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olution Brewin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abatino's Restaurant Chicago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e Violet Hour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lo Pizzeria Restaurant &amp; Loung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rnival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dia House Restaurant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e Bad Appl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ro Mio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oco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e Gag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ast Sushi Bar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yan Palace Mexican Cuisin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perdawg Drive-In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Irazú Costa Rican Restaurant &amp; Catering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reek Islands Restaura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k Island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Lao Sze Chua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ao Sze Chua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cosium Kafé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rcat a la Planxa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ja's Caf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rtopolis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quod's Pizzeria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imply Pasteur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evo Leon Restaurant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raham Elliot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ought by Gideon Sweet</text:p>
          </table:table-cell>
        </table:table-row>
        <table:table-row table:style-name="ro1">
          <table:table-cell table:style-name="ce1" office:value-type="string" calcext:value-type="string">
            <text:p>Frontera Gri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ra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he Pasta Bow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he Pasta Bow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part Thai House Restaura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part Thai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hicago Din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hicago Din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rd Coast Caf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nda Chicago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ana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stro's Steakhou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astro'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mera Ethiopian Restaurant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olk - South Loop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lk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ultan's Marke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ultan's Marke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ttle Bucharest Bistro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ia Francesc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ia Francesc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shi X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haw's Crab Hou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haw's Crab Hou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n Wah Bar-B-Qu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li Cafe &amp; Juice Bar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die Caf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pleaf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ox &amp; Obel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iordano'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iordano'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a Villa Restaurant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ongman &amp; Eagl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n Soo Gab San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a Pasadita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ank Noodl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nsoire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uth's Chris Steak Hou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th's Chris Steak Hou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ilt Ba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e Art of Pizza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ogo 2 Go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ilk &amp; Honey Caf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Kinzie Chophous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akamono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lliance Bakery &amp; Caf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iordano'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iordano'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teprima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ilde Bar &amp; Restaurant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Grand Lux Caf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rand Lux Caf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J Grunts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Uncommon Grou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Uncommon Groun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ckdown Bar &amp; Grill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ED451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e Publican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n 36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as Tablas Colombian Steakhou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 Tabla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e Fifty/50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g Jones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ishbon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arcia's Restaura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cia’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ino's East - Magnificent Mi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o’s Ea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azzaz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0 Miles Cuban Café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 Mi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gan Plat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egan Pla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do Banquets &amp; Events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ido To Go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ood truck only</text:p>
          </table:table-cell>
        </table:table-row>
        <table:table-row table:style-name="ro1">
          <table:table-cell table:style-name="ce1" office:value-type="string" calcext:value-type="string">
            <text:p>El Indio Cocina Mexicana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evo Leon Restaurant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no's Pizzeria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ivate Dining Rooms of Spiaggia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oostan Restaurant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igon Bistro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ahore Food &amp; Grill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áKoz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ellow Rose Cafe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lossal Crab &amp; Millers Pizza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eavers Coffee &amp; Donuts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ood truck only</text:p>
          </table:table-cell>
        </table:table-row>
        <table:table-row table:style-name="ro1">
          <table:table-cell table:style-name="ce1" office:value-type="string" calcext:value-type="string">
            <text:p>Elias Tacos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acos Palacio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aco Be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aco Bel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ammy's Kitchen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staurante El Alamo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immy John'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 John’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ncle Rem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le Reamus Saucy Fried Chicken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evolution Brewing - Kedzie Brew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olution Brewin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labria Imports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l Milag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 Milagro Tortilla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an Luis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bblestones Bar &amp; Grill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afezazzo , Breakfast- Lunch-Carry Out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ubino's Seafood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acos Garcia</text:p>
          </table:table-cell>
          <table:table-cell office:value-type="string" calcext:value-type="string">
            <text:p>restaura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3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0:11:23.443223328</meta:creation-date>
    <dc:date>2020-07-27T15:22:49.239535148</dc:date>
    <meta:editing-duration>PT34M16S</meta:editing-duration>
    <meta:editing-cycles>6</meta:editing-cycles>
    <meta:generator>LibreOffice/6.4.4.2$Linux_X86_64 LibreOffice_project/40$Build-2</meta:generator>
    <meta:document-statistic meta:table-count="1" meta:cell-count="710" meta:object-count="0"/>
  </office:meta>
</office:document-meta>
</file>